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Standard-notes">
      <style:graphic-properties draw:stroke="none" draw:fill="none" draw:fill-color="#ffffff" draw:auto-grow-height="true" fo:min-height="13.363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3%" text:enable-numbering="false" fo:text-indent="0cm" style:line-break="stric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color="#000000" fo:language="fr" fo:country="FR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draw:g>
          <draw:custom-shape draw:style-name="gr1" draw:text-style-name="P1" draw:layer="layout" svg:width="5.001cm" svg:height="4.498cm" svg:x="0.401cm" svg:y="3.801cm">
            <text:p text:style-name="P4"/>
            <draw:enhanced-geometry svg:viewBox="0 0 21600 21600" draw:path-stretchpoint-x="10800" draw:path-stretchpoint-y="10800" draw:text-areas="?f3 ?f4 ?f5 ?f6" draw:type="round-rectangle" draw:modifiers="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5.001cm" svg:height="1.499cm" svg:x="0.401cm" svg:y="3.801cm">
            <text:p text:style-name="P4"/>
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1" draw:layer="layout" svg:width="4.498cm" svg:height="0.962cm" svg:x="0.401cm" svg:y="9.798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cm" svg:height="0.961cm" svg:x="1.199cm" svg:y="4.101cm">
          <text:p text:style-name="P2"><text:span text:style-name="T1">CodeWar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5.499cm" svg:height="0.962cm" svg:x="0.401cm" svg:y="5.838cm">
          <text:p text:style-name="P2"><text:span text:style-name="T1">Dynamique jeu</text:span></text:p>
          <draw:enhanced-geometry svg:viewBox="0 0 21600 21600" draw:type="mso-spt202" draw:enhanced-path="M 0 0 L 21600 0 21600 21600 0 21600 0 0 Z N"/>
        </draw:custom-shape>
        <draw:g>
          <draw:custom-shape draw:style-name="gr1" draw:text-style-name="P1" draw:layer="layout" svg:width="5cm" svg:height="5.001cm" svg:x="10.901cm" svg:y="3.801cm">
            <text:p text:style-name="P4"/>
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5cm" svg:height="1.667cm" svg:x="10.901cm" svg:y="3.801cm">
            <text:p text:style-name="P4"/>
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1" draw:layer="layout" svg:width="4cm" svg:height="0.961cm" svg:x="11.399cm" svg:y="4.198cm">
          <text:p text:style-name="P2"><text:span text:style-name="T1">interpréteur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id="id1" draw:layer="layout" svg:width="4.498cm" svg:height="0.961cm" svg:x="10.901cm" svg:y="5.799cm">
          <text:p text:style-name="P2"><text:span text:style-name="T1">get_ecriture()‏</text:span></text:p>
          <draw:enhanced-geometry svg:viewBox="0 0 21600 21600" draw:type="mso-spt202" draw:enhanced-path="M 0 0 L 21600 0 21600 21600 0 21600 0 0 Z N"/>
        </draw:custom-shape>
        <draw:connector draw:style-name="gr4" draw:text-style-name="P3" draw:layer="layout" svg:x1="5.419cm" svg:y1="7.153cm" svg:x2="10.901cm" svg:y2="6.278cm" draw:end-shape="id1" draw:end-glue-point="3" svg:d="m5419 7153h2741v-875h2741">
          <text:p text:style-name="P4"/>
        </draw:connector>
        <draw:custom-shape draw:style-name="gr3" draw:text-style-name="P1" draw:layer="layout" svg:width="5.499cm" svg:height="1.675cm" svg:x="5.402cm" svg:y="4.626cm">
          <text:p text:style-name="P2"><text:span text:style-name="T1">Demande d'une écriture</text:span></text:p>
          <draw:enhanced-geometry svg:viewBox="0 0 21600 21600" draw:type="mso-spt202" draw:enhanced-path="M 0 0 L 21600 0 21600 21600 0 21600 0 0 Z N"/>
        </draw:custom-shape>
        <draw:g draw:id="id2">
          <draw:custom-shape draw:style-name="gr1" draw:text-style-name="P1" draw:layer="layout" svg:width="5.001cm" svg:height="5.001cm" svg:x="20.399cm" svg:y="3.801cm">
            <text:p text:style-name="P4"/>
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5.001cm" svg:height="1.667cm" svg:x="20.399cm" svg:y="3.801cm">
            <text:p text:style-name="P4"/>
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1" draw:layer="layout" svg:width="5cm" svg:height="0.961cm" svg:x="21.101cm" svg:y="4.198cm">
          <text:p text:style-name="P2"><text:span text:style-name="T1">Command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id="id3" draw:layer="layout" svg:width="6.998cm" svg:height="1.676cm" svg:x="20.902cm" svg:y="5.627cm">
          <text:p text:style-name="P2"><text:span text:style-name="T1">tableau de commandes()‏</text:span></text:p>
          <draw:enhanced-geometry svg:viewBox="0 0 21600 21600" draw:type="mso-spt202" draw:enhanced-path="M 0 0 L 21600 0 21600 21600 0 21600 0 0 Z N"/>
        </draw:custom-shape>
        <draw:connector draw:style-name="gr4" draw:text-style-name="P3" draw:layer="layout" svg:x1="15.399cm" svg:y1="6.279cm" svg:x2="20.4cm" svg:y2="6.302cm" draw:start-shape="id1" draw:start-glue-point="1" draw:end-shape="id2" draw:end-glue-point="3" svg:d="m15399 6279h2500v23h2501">
          <text:p text:style-name="P4"/>
        </draw:connector>
        <draw:g>
          <draw:custom-shape draw:style-name="gr1" draw:text-style-name="P1" draw:layer="layout" svg:width="5.001cm" svg:height="5.001cm" svg:x="15.901cm" svg:y="13.798cm">
            <text:p text:style-name="P4"/>
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5.001cm" svg:height="1.667cm" svg:x="15.901cm" svg:y="13.798cm">
            <text:p text:style-name="P4"/>
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1" draw:layer="layout" svg:width="3.501cm" svg:height="0.961cm" svg:x="16.7cm" svg:y="14.098cm">
          <text:p text:style-name="P2"><text:span text:style-name="T1">operand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id="id4" draw:layer="layout" svg:width="5.701cm" svg:height="0.962cm" svg:x="15.699cm" svg:y="15.535cm">
          <text:p text:style-name="P2"><text:span text:style-name="T1">get_operande_n()‏</text:span></text:p>
          <draw:enhanced-geometry svg:viewBox="0 0 21600 21600" draw:type="mso-spt202" draw:enhanced-path="M 0 0 L 21600 0 21600 21600 0 21600 0 0 Z N"/>
        </draw:custom-shape>
        <draw:connector draw:style-name="gr4" draw:text-style-name="P3" draw:layer="layout" svg:x1="24.398cm" svg:y1="7.298cm" svg:x2="21.398cm" svg:y2="16.017cm" draw:start-shape="id3" draw:start-glue-point="2" draw:end-shape="id4" draw:end-glue-point="1" svg:d="m24398 7298h-1500v8719h-1500">
          <text:p text:style-name="P4"/>
        </draw:connector>
        <draw:custom-shape draw:style-name="gr3" draw:text-style-name="P1" draw:layer="layout" svg:width="4.498cm" svg:height="3.1cm" svg:x="15.901cm" svg:y="2.703cm">
          <text:p text:style-name="P2"><text:span text:style-name="T1">Appel d'une commande pour générer une écritur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498cm" svg:height="3.81cm" svg:x="23.001cm" svg:y="16.188cm">
          <text:p text:style-name="P2"><text:span text:style-name="T1">Appel des opérandes qui serviront à générer l'écriture</text:span></text:p>
          <draw:enhanced-geometry svg:viewBox="0 0 21600 21600" draw:type="mso-spt202" draw:enhanced-path="M 0 0 L 21600 0 21600 21600 0 21600 0 0 Z N"/>
        </draw:custom-shape>
        <draw:g>
          <draw:custom-shape draw:style-name="gr1" draw:text-style-name="P1" draw:layer="layout" svg:width="5.001cm" svg:height="5.001cm" svg:x="3.898cm" svg:y="13.798cm">
            <text:p text:style-name="P4"/>
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5.001cm" svg:height="1.667cm" svg:x="3.898cm" svg:y="13.798cm">
            <text:p text:style-name="P4"/>
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1" draw:layer="layout" svg:width="5.499cm" svg:height="0.961cm" svg:x="3.7cm" svg:y="14.098cm">
          <text:p text:style-name="P2"><text:span text:style-name="T1">typage_operand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id="id5" draw:layer="layout" svg:width="5.499cm" svg:height="1.676cm" svg:x="3.7cm" svg:y="15.703cm">
          <text:p text:style-name="P2"><text:span text:style-name="T1">Tableau de type d'opérandes()‏</text:span></text:p>
          <draw:enhanced-geometry svg:viewBox="0 0 21600 21600" draw:type="mso-spt202" draw:enhanced-path="M 0 0 L 21600 0 21600 21600 0 21600 0 0 Z N"/>
        </draw:custom-shape>
        <draw:connector draw:style-name="gr4" draw:text-style-name="P3" draw:layer="layout" svg:x1="15.699cm" svg:y1="16.016cm" svg:x2="9.199cm" svg:y2="16.537cm" draw:start-shape="id4" draw:start-glue-point="3" draw:end-shape="id5" draw:end-glue-point="1" svg:d="m15699 16016h-3250v521h-3250">
          <text:p text:style-name="P4"/>
        </draw:connector>
        <draw:custom-shape draw:style-name="gr3" draw:text-style-name="P1" draw:layer="layout" svg:width="4.498cm" svg:height="3.81cm" svg:x="10.398cm" svg:y="12.801cm">
          <text:p text:style-name="P2"><text:span text:style-name="T1">Décodage de l'opérande en fonction de son typ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8.899cm" svg:y1="18.799cm" svg:x2="15.897cm" svg:y2="18.803cm">
          <text:p text:style-name="P4"/>
        </draw:line>
        <draw:line draw:style-name="gr5" draw:text-style-name="P3" draw:layer="layout" svg:x1="20.501cm" svg:y1="14.005cm" svg:x2="22.401cm" svg:y2="8.295cm">
          <text:p text:style-name="P4"/>
        </draw:line>
        <draw:line draw:style-name="gr5" draw:text-style-name="P3" draw:layer="layout" svg:x1="20.403cm" svg:y1="7.801cm" svg:x2="15.896cm" svg:y2="7.805cm">
          <text:p text:style-name="P4"/>
        </draw:line>
        <draw:line draw:style-name="gr5" draw:text-style-name="P3" draw:layer="layout" svg:x1="10.905cm" svg:y1="8.299cm" svg:x2="4.895cm" svg:y2="8.304cm">
          <text:p text:style-name="P4"/>
        </draw:line>
        <draw:custom-shape draw:style-name="gr6" draw:text-style-name="P1" draw:layer="layout" svg:width="1.001cm" svg:height="2.5cm" svg:x="23.398cm" svg:y="1.799cm">
          <text:p text:style-name="P4"/>
          <draw:enhanced-geometry svg:viewBox="0 0 1001 2501" draw:type="non-primitive" draw:enhanced-path="M 1000 2000 A C 500 0 0 2000 0 2000 A L 0 2500 A N"/>
        </draw:custom-shape>
        <draw:custom-shape draw:style-name="gr3" draw:text-style-name="P1" draw:layer="layout" svg:width="5.499cm" svg:height="1.676cm" svg:x="21.502cm" svg:y="1.323cm">
          <text:p text:style-name="P2"><text:span text:style-name="T1">Génération d'une écritur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"/>
          <draw:frame presentation:style-name="pr1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text:enable-numbering="true" fo:text-indent="0cm" style:punctuation-wrap="simple" style:line-break="strict" style:writing-mode="lr-tb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 style:writing-mode="lr-tb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93%" fo:text-align="start" text:enable-numbering="true" fo:text-indent="0cm" style:punctuation-wrap="simple" style:line-break="strict" style:writing-mode="lr-tb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93%" fo:text-align="start" text:enable-numbering="true" fo:text-indent="0cm" style:punctuation-wrap="simple" style:line-break="strict" style:writing-mode="lr-tb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Standard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Standard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5%" text:enable-numbering="false" fo:text-indent="0cm" style:line-break="strict"/>
    </style:style>
    <style:style style:name="P4" style:family="paragraph">
      <style:paragraph-properties fo:margin-left="0cm" fo:margin-right="0cm" fo:line-height="95%" text:enable-numbering="false" fo:text-indent="0cm" style:line-break="strict" style:writing-mode="lr-tb"/>
    </style:style>
    <style:style style:name="P5" style:family="paragraph">
      <style:paragraph-properties fo:margin-left="0cm" fo:margin-right="0cm" fo:line-height="95%" fo:text-align="center" text:enable-numbering="false" fo:text-indent="0cm" style:line-break="strict"/>
    </style:style>
    <style:style style:name="P6" style:family="paragraph">
      <style:paragraph-properties fo:margin-left="0cm" fo:margin-right="0cm" fo:line-height="95%" fo:text-align="center" text:enable-numbering="false" fo:text-indent="0cm" style:line-break="strict" style:writing-mode="lr-tb"/>
    </style:style>
    <style:style style:name="P7" style:family="paragraph">
      <style:paragraph-properties fo:margin-left="0cm" fo:margin-right="0cm" fo:line-height="95%" fo:text-align="end" text:enable-numbering="false" fo:text-indent="0cm" style:line-break="strict"/>
    </style:style>
    <style:style style:name="P8" style:family="paragraph">
      <style:paragraph-properties fo:margin-left="0cm" fo:margin-right="0cm" fo:line-height="95%" fo:text-align="end" text:enable-numbering="false" fo:text-indent="0cm" style:line-break="strict" style:writing-mode="lr-tb"/>
    </style:style>
    <style:style style:name="P9" style:family="paragraph">
      <style:paragraph-properties fo:text-align="center"/>
    </style:style>
    <style:style style:name="T1" style:family="text">
      <style:text-properties fo:color="#000000" fo:font-family="'Times New Roman'" style:font-family-generic="roman" style:font-pitch="variable" fo:font-size="14pt" fo:language="fr" fo:country="FR" style:font-family-asian="'Arial Unicode MS'" style:font-pitch-asian="variable" style:font-size-asian="14pt" style:font-family-complex="'Arial Unicode MS'" style:font-pitch-complex="variable" style:font-size-complex="1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gr1" draw:text-style-name="P1" draw:layer="backgroundobjects" svg:width="9.113cm" svg:height="1.484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page-number>&lt;numé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3cm" svg:height="3.502cm" svg:x="1.397cm" svg:y="0.837cm" presentation:class="title" presentation:placeholder="true">
        <draw:text-box/>
      </draw:frame>
      <draw:frame presentation:style-name="Standard-outline1" draw:layer="backgroundobjects" svg:width="25.193cm" svg:height="13.857cm" svg:x="1.397cm" svg:y="4.912cm" presentation:class="outline" presentation:placeholder="true">
        <draw:text-box/>
      </draw:frame>
      <draw:frame presentation:style-name="pr1" draw:text-style-name="P4" draw:layer="backgroundobjects" svg:width="6.517cm" svg:height="1.443cm" svg:x="1.397cm" svg:y="19.129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872cm" svg:height="1.443cm" svg:x="9.578cm" svg:y="19.129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6.518cm" svg:height="1.443cm" svg:x="20.077cm" svg:y="19.129cm" presentation:class="page-number">
        <draw:text-box>
          <text:p text:style-name="P7"><text:span text:style-name="T1"><text:page-number>&lt;numéro&gt;</text:page-number></text:span></text:p>
        </draw:text-box>
      </draw:frame>
      <presentation:notes style:page-layout-name="PM0">
        <draw:rect draw:style-name="gr3" draw:text-style-name="P9" draw:layer="backgroundobjects" svg:width="21cm" svg:height="29.7cm" svg:x="0cm" svg:y="0cm">
          <text:p/>
        </draw:rect>
        <draw:page-thumbnail presentation:style-name="Standard-title" draw:layer="backgroundobjects" svg:width="14.843cm" svg:height="11.131cm" svg:x="3.073cm" svg:y="2.258cm" presentation:class="page"/>
        <draw:frame presentation:style-name="Standard-notes" draw:layer="backgroundobjects" svg:width="16.797cm" svg:height="13.362cm" svg:x="2.098cm" svg:y="14.106cm" presentation:class="notes" presentation:placeholder="true">
          <draw:text-box/>
        </draw:frame>
        <draw:frame presentation:style-name="pr4" draw:text-style-name="P4" draw:layer="backgroundobjects" svg:width="9.11cm" svg:height="1.483cm" svg:x="0cm" svg:y="0cm" presentation:class="header">
          <draw:text-box>
            <text:p text:style-name="P3"><text:span text:style-name="T1"><presentation:header/></text:span></text:p>
          </draw:text-box>
        </draw:frame>
        <draw:frame presentation:style-name="pr5" draw:text-style-name="P8" draw:layer="backgroundobjects" svg:width="9.111cm" svg:height="1.483cm" svg:x="11.883cm" svg:y="0cm" presentation:class="date-time">
          <draw:text-box>
            <text:p text:style-name="P7"><text:span text:style-name="T1"><presentation:date-time/></text:span></text:p>
          </draw:text-box>
        </draw:frame>
        <draw:frame presentation:style-name="pr6" draw:text-style-name="P4" draw:layer="backgroundobjects" svg:width="9.11cm" svg:height="1.483cm" svg:x="0cm" svg:y="28.212cm" presentation:class="footer">
          <draw:text-box>
            <text:p text:style-name="P3"><text:span text:style-name="T1"><presentation:footer/></text:span></text:p>
          </draw:text-box>
        </draw:frame>
        <draw:frame presentation:style-name="pr7" draw:text-style-name="P8" draw:layer="backgroundobjects" svg:width="9.111cm" svg:height="1.483cm" svg:x="11.883cm" svg:y="28.212cm" presentation:class="page-number">
          <draw:text-box>
            <text:p text:style-name="P7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Phil &amp; Co</meta:initial-cre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